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000000" draw:opacity="20%" draw:textarea-horizontal-align="justify" draw:textarea-vertical-align="middle" draw:auto-grow-height="false" fo:min-height="14.736cm" fo:min-width="11.565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476cm" fo:min-width="8.517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564cm" fo:min-width="10.207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917cm" fo:min-width="7.882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401cm" fo:min-width="8.644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147cm" fo:min-width="7.374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639cm" fo:min-width="8.39cm"/>
      <style:paragraph-properties style:writing-mode="lr-tb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147cm" fo:min-width="6.739cm"/>
      <style:paragraph-properties style:writing-mode="lr-tb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1" style:family="graphic" style:parent-style-name="standard">
      <style:graphic-properties draw:fill-color="#ff8000" draw:opacity="20%" draw:textarea-horizontal-align="justify" draw:textarea-vertical-align="middle" draw:auto-grow-height="false" fo:min-height="2.801cm" fo:min-width="8.644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261cm" fo:min-width="7.774cm"/>
      <style:paragraph-properties style:writing-mode="lr-tb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261cm" fo:min-width="1.822cm"/>
      <style:paragraph-properties style:writing-mode="lr-tb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261cm" fo:min-width="5.7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2cm" fo:min-width="7.389cm"/>
      <style:paragraph-properties style:writing-mode="lr-tb"/>
    </style:style>
    <style:style style:name="gr16" style:family="graphic" style:parent-style-name="standard">
      <style:graphic-properties draw:marker-end=""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fill-color="#ffff38" draw:opacity="20%" draw:textarea-horizontal-align="justify" draw:textarea-vertical-align="middle" draw:auto-grow-height="false" fo:min-height="2.557cm" fo:min-width="8.644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397cm" fo:min-width="6.993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396cm" fo:min-width="6.9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4.527cm"/>
      <style:paragraph-properties style:writing-mode="lr-tb"/>
    </style:style>
    <style:style style:name="gr22" style:family="graphic" style:parent-style-name="standard">
      <style:graphic-properties draw:opacity="20%" draw:textarea-horizontal-align="justify" draw:textarea-vertical-align="middle" draw:auto-grow-height="false" fo:min-height="1.909cm" fo:min-width="5.7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817cm"/>
      <style:paragraph-properties style:writing-mode="lr-tb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0.639cm" fo:min-width="4.58cm"/>
      <style:paragraph-properties style:writing-mode="lr-tb"/>
    </style:style>
    <style:style style:name="gr25" style:family="graphic" style:parent-style-name="standard">
      <style:graphic-properties draw:fill-color="#00a933" draw:opacity="20%" draw:textarea-horizontal-align="justify" draw:textarea-vertical-align="middle" draw:auto-grow-height="false" fo:min-height="5.592cm" fo:min-width="8.644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0.385cm" fo:min-width="5.34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6cm"/>
      <style:paragraph-properties style:writing-mode="lr-tb"/>
    </style:style>
    <style:style style:name="gr28" style:family="graphic" style:parent-style-name="standard">
      <style:graphic-properties draw:fill-color="#eeeeee" draw:textarea-horizontal-align="justify" draw:textarea-vertical-align="middle" draw:auto-grow-height="false" fo:min-height="0.385cm" fo:min-width="6.2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82cm"/>
      <style:paragraph-properties style:writing-mode="lr-tb"/>
    </style:style>
    <style:style style:name="gr30" style:family="graphic" style:parent-style-name="standard">
      <style:graphic-properties draw:fill-color="#55308d" draw:opacity="20%" draw:textarea-horizontal-align="justify" draw:textarea-vertical-align="middle" draw:auto-grow-height="false" fo:min-height="3.433cm" fo:min-width="17.788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893cm" fo:min-width="4.45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9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906cm"/>
      <style:paragraph-properties style:writing-mode="lr-tb"/>
    </style:style>
    <style:style style:name="gr34" style:family="graphic" style:parent-style-name="standard">
      <style:graphic-properties draw:marker-start="Circle" draw:marker-end="Circle" draw:textarea-vertical-align="middle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639cm" fo:min-width="4.961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6cm" fo:min-width="6.40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02cm" draw:shadow="visible" draw:shadow-offset-x="0.035cm" draw:shadow-offset-y="0.035cm" draw:shadow-opacity="34%"/>
      <style:paragraph-properties style:writing-mode="lr-tb"/>
    </style:style>
    <style:style style:name="P1" style:family="paragraph">
      <loext:graphic-properties draw:fill-color="#000000" draw:opacity="20%"/>
      <style:paragraph-properties fo:text-align="center"/>
    </style:style>
    <style:style style:name="P2" style:family="paragraph">
      <style:paragraph-properties fo:text-align="center" style:writing-mode="lr-tb"/>
      <style:text-properties fo:font-size="14.5pt"/>
    </style:style>
    <style:style style:name="P3" style:family="paragraph">
      <loext:graphic-properties draw:fill-color="#eeeeee"/>
      <style:paragraph-properties fo:text-align="center" style:writing-mode="lr-tb"/>
      <style:text-properties fo:font-size="14.5pt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loext:graphic-properties draw:fill-color="#eeeeee"/>
      <style:paragraph-properties fo:text-align="center" style:writing-mode="lr-tb"/>
      <style:text-properties fo:font-size="1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0000" fo:text-shadow="1pt 1pt" fo:font-weight="bold" style:font-weight-asian="bold" style:font-weight-complex="bold"/>
    </style:style>
    <style:style style:name="P8" style:family="paragraph">
      <loext:graphic-properties draw:fill-color="#ff8000" draw:opacity="20%"/>
      <style:paragraph-properties fo:text-align="center"/>
    </style:style>
    <style:style style:name="P9" style:family="paragraph">
      <style:paragraph-properties fo:text-align="center" style:writing-mode="lr-tb"/>
      <style:text-properties fo:font-size="14pt" fo:font-weight="bold" style:font-weight-asian="bold" style:font-weight-complex="bold"/>
    </style:style>
    <style:style style:name="P10" style:family="paragraph">
      <loext:graphic-properties draw:fill-color="#eeeeee"/>
      <style:paragraph-properties fo:text-align="center" style:writing-mode="lr-tb"/>
      <style:text-properties fo:font-size="14pt"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14pt" fo:font-weight="normal" style:font-weight-asian="normal" style:font-weight-complex="normal"/>
    </style:style>
    <style:style style:name="P12" style:family="paragraph">
      <loext:graphic-properties draw:fill-color="#eeeeee"/>
      <style:paragraph-properties fo:text-align="center" style:writing-mode="lr-tb"/>
      <style:text-properties fo:font-size="14pt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fo:font-size="14pt" fo:text-shadow="1pt 1pt" fo:font-weight="bold" style:font-weight-asian="bold" style:font-weight-complex="bold"/>
    </style:style>
    <style:style style:name="P14" style:family="paragraph">
      <loext:graphic-properties draw:fill-color="#ffff38" draw:opacity="20%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e6e905" fo:font-size="14pt" fo:font-style="normal" fo:text-shadow="1pt 1pt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>
      <loext:graphic-properties draw:opacity="20%"/>
      <style:paragraph-properties fo:text-align="center"/>
      <style:text-properties fo:font-weight="bold"/>
    </style:style>
    <style:style style:name="P17" style:family="paragraph">
      <loext:graphic-properties draw:fill="none" draw:fill-color="#ffffff"/>
      <style:paragraph-properties style:writing-mode="lr-tb"/>
      <style:text-properties fo:color="#2a6099" fo:font-size="14pt" fo:font-weight="bold"/>
    </style:style>
    <style:style style:name="P18" style:family="paragraph">
      <style:paragraph-properties fo:text-align="center" style:writing-mode="lr-tb"/>
      <style:text-properties fo:font-size="14pt" fo:font-weight="bold"/>
    </style:style>
    <style:style style:name="P19" style:family="paragraph">
      <loext:graphic-properties draw:fill-color="#eeeeee"/>
      <style:paragraph-properties fo:text-align="center" style:writing-mode="lr-tb"/>
      <style:text-properties fo:font-size="14pt" fo:font-weight="bold"/>
    </style:style>
    <style:style style:name="P20" style:family="paragraph">
      <loext:graphic-properties draw:fill-color="#00a933" draw:opacity="20%"/>
      <style:paragraph-properties fo:text-align="center"/>
      <style:text-properties fo:font-weight="bold"/>
    </style:style>
    <style:style style:name="P21" style:family="paragraph">
      <style:paragraph-properties fo:text-align="center"/>
      <style:text-properties fo:font-weight="bold"/>
    </style:style>
    <style:style style:name="P22" style:family="paragraph">
      <loext:graphic-properties draw:fill="none" draw:fill-color="#ffffff"/>
      <style:paragraph-properties style:writing-mode="lr-tb"/>
      <style:text-properties fo:font-size="14pt" fo:font-style="italic" fo:font-weight="normal"/>
    </style:style>
    <style:style style:name="P23" style:family="paragraph">
      <loext:graphic-properties draw:fill="none" draw:fill-color="#ffffff"/>
      <style:paragraph-properties style:writing-mode="lr-tb"/>
      <style:text-properties fo:color="#00a933" fo:font-size="14pt" fo:font-weight="bold"/>
    </style:style>
    <style:style style:name="P24" style:family="paragraph">
      <loext:graphic-properties draw:fill-color="#55308d" draw:opacity="20%"/>
      <style:paragraph-properties fo:text-align="center"/>
      <style:text-properties fo:font-weight="bold"/>
    </style:style>
    <style:style style:name="P25" style:family="paragraph">
      <style:paragraph-properties fo:text-align="center" style:writing-mode="lr-tb"/>
      <style:text-properties fo:font-size="14pt" fo:font-weight="bold" style:font-size-asian="14pt" style:font-size-complex="14pt"/>
    </style:style>
    <style:style style:name="P26" style:family="paragraph">
      <loext:graphic-properties draw:fill-color="#eeeeee"/>
      <style:paragraph-properties fo:text-align="center" style:writing-mode="lr-tb"/>
      <style:text-properties fo:font-size="14pt" fo:font-weight="bold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8pt" fo:text-shadow="1pt 1pt" fo:font-weight="bold"/>
    </style:style>
    <style:style style:name="T1" style:family="text">
      <style:text-properties fo:font-size="14.5pt"/>
    </style:style>
    <style:style style:name="T2" style:family="text">
      <style:text-properties fo:color="#ff8000" fo:font-size="14.5pt" fo:font-weight="bold" style:font-weight-asian="bold" style:font-weight-complex="bold"/>
    </style:style>
    <style:style style:name="T3" style:family="text">
      <style:text-properties fo:font-size="14pt"/>
    </style:style>
    <style:style style:name="T4" style:family="text">
      <style:text-properties fo:color="#acb20c" fo:font-size="14pt" fo:font-weight="bold" style:font-weight-asian="bold" style:font-weight-complex="bold"/>
    </style:style>
    <style:style style:name="T5" style:family="text">
      <style:text-properties fo:color="#158466" fo:font-size="14pt" fo:font-weight="bold" style:font-weight-asian="bold" style:font-weight-complex="bold"/>
    </style:style>
    <style:style style:name="T6" style:family="text">
      <style:text-properties fo:color="#2a6099" fo:font-size="14pt" fo:font-weight="bold" style:font-weight-asian="bold" style:font-weight-complex="bold"/>
    </style:style>
    <style:style style:name="T7" style:family="text">
      <style:text-properties fo:color="#55308d" fo:font-size="14pt" fo:font-weight="bold" style:font-weight-asian="bold" style:font-weight-complex="bold"/>
    </style:style>
    <style:style style:name="T8" style:family="text">
      <style:text-properties fo:color="#000000" fo:text-shadow="1pt 1pt" fo:font-weight="bold" style:font-weight-asian="bold" style:font-weight-complex="bold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fo:font-size="14pt" fo:font-weight="normal" style:font-weight-asian="normal" style:font-weight-complex="normal"/>
    </style:style>
    <style:style style:name="T11" style:family="text">
      <style:text-properties fo:color="#ff8000" fo:font-size="14pt" fo:text-shadow="1pt 1pt" fo:font-weight="bold" style:font-weight-asian="bold" style:font-weight-complex="bold"/>
    </style:style>
    <style:style style:name="T12" style:family="text">
      <style:text-properties fo:color="#e6e905" fo:font-size="14pt" fo:font-style="normal" fo:text-shadow="1pt 1pt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2a6099" fo:font-size="14pt" fo:font-weight="bold"/>
    </style:style>
    <style:style style:name="T14" style:family="text">
      <style:text-properties fo:font-size="14pt" fo:font-weight="bold"/>
    </style:style>
    <style:style style:name="T15" style:family="text">
      <style:text-properties style:font-name="Liberation Sans2" fo:font-size="14pt" fo:font-style="italic" fo:font-weight="normal" style:font-name-asian="Liberation Sans2" style:font-name-complex="Liberation Sans2"/>
    </style:style>
    <style:style style:name="T16" style:family="text">
      <style:text-properties style:font-name="Liberation Sans" fo:font-size="14pt" fo:font-style="italic" fo:font-weight="normal" style:font-name-asian="Liberation Sans2" style:font-name-complex="Liberation Sans2"/>
    </style:style>
    <style:style style:name="T17" style:family="text">
      <style:text-properties fo:color="#00a933" fo:font-size="14pt" fo:font-weight="bold"/>
    </style:style>
    <style:style style:name="T18" style:family="text">
      <style:text-properties fo:font-size="14pt" fo:font-style="italic" fo:font-weight="normal"/>
    </style:style>
    <style:style style:name="T19" style:family="text">
      <style:text-properties fo:font-size="14pt" fo:font-weight="bold" style:font-size-asian="14pt" style:font-size-complex="14pt"/>
    </style:style>
    <style:style style:name="T20" style:family="text">
      <style:text-properties fo:font-size="18pt" fo:text-shadow="1pt 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065cm" svg:height="14.986cm" svg:x="0.762cm" svg:y="0.7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9.017cm" svg:height="1.726cm" svg:x="2.286cm" svg:y="2.667cm">
            <text:p text:style-name="P2"><text:span text:style-name="T1">Get an empty workspace </text:span></text:p>
            <text:p text:style-name="P2"><text:span text:style-name="T1">with CORELLI geometry</text:span></text:p>
            <text:p text:style-name="P2"><text:span text:style-name="T1">Using </text:span><text:span text:style-name="T2">generateSimulatedWorkspace(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" draw:id="id1" draw:layer="layout" svg:width="10.707cm" svg:height="0.814cm" svg:x="1.441cm" svg:y="1.372cm">
            <text:p text:style-name="P2"><text:span text:style-name="T1">Prep: filename, prescribed movement value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3" draw:id="id3" draw:layer="layout" svg:width="8.382cm" svg:height="1.167cm" svg:x="2.603cm" svg:y="4.984cm">
            <text:p text:style-name="P4"><text:span text:style-name="T3">Move the instrument with </text:span></text:p>
            <text:p text:style-name="P4"><text:span text:style-name="T3">certain value via </text:span><text:span text:style-name="T4">adjustComponent(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xml:id="id4" draw:id="id4" draw:layer="layout" svg:width="9.144cm" svg:height="1.651cm" svg:x="2.222cm" svg:y="6.843cm">
            <text:p text:style-name="P4"><text:span text:style-name="T3">Populate peaks using adjusted </text:span></text:p>
            <text:p text:style-name="P4"><text:span text:style-name="T3">instrument geometry via </text:span></text:p>
            <text:p text:style-name="P4"><text:span text:style-name="T5">generateSimulatedPeaksWorkspace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xml:id="id5" draw:id="id5" draw:layer="layout" svg:width="7.874cm" svg:height="1.397cm" svg:x="2.857cm" svg:y="9.186cm">
            <text:p text:style-name="P4"><text:span text:style-name="T3">Reset the instrument geometry to </text:span></text:p>
            <text:p text:style-name="P4"><text:span text:style-name="T3">engineering posi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6" draw:id="id6" draw:layer="layout" svg:width="8.89cm" svg:height="0.889cm" svg:x="2.349cm" svg:y="11.274cm">
            <text:p text:style-name="P4"><text:span text:style-name="T3">Run the calibration via </text:span><text:span text:style-name="T6">runCalibration(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xml:id="id7" draw:id="id7" draw:layer="layout" svg:width="7.239cm" svg:height="1.397cm" svg:x="3.175cm" svg:y="12.854cm">
            <text:p text:style-name="P4"><text:span text:style-name="T3">Validate calibration results via </text:span></text:p>
            <text:p text:style-name="P4"><text:span text:style-name="T7">validateCalibrationResults()</text:span></text:p>
            <draw:enhanced-geometry svg:viewBox="0 0 21600 21600" draw:type="rectangle" draw:enhanced-path="M 0 0 L 21600 0 21600 21600 0 21600 0 0 Z N"/>
          </draw:custom-shape>
          <draw:connector draw:style-name="gr9" draw:text-style-name="P6" draw:layer="layout" svg:x1="6.794cm" svg:y1="2.186cm" svg:x2="6.794cm" svg:y2="2.667cm" draw:start-shape="id1" draw:start-glue-point="2" draw:end-shape="id2" draw:end-glue-point="0" svg:d="M6794 2186v481" svg:viewBox="0 0 1 482">
            <text:p/>
          </draw:connector>
          <draw:connector draw:style-name="gr9" draw:text-style-name="P6" draw:layer="layout" svg:x1="6.794cm" svg:y1="4.393cm" svg:x2="6.794cm" svg:y2="4.984cm" draw:start-shape="id2" draw:start-glue-point="2" draw:end-shape="id3" draw:end-glue-point="0" svg:d="M6794 4393v591" svg:viewBox="0 0 1 592">
            <text:p/>
          </draw:connector>
          <draw:connector draw:style-name="gr9" draw:text-style-name="P6" draw:layer="layout" svg:x1="6.794cm" svg:y1="6.151cm" svg:x2="6.794cm" svg:y2="6.843cm" draw:start-shape="id3" draw:start-glue-point="2" draw:end-shape="id4" draw:end-glue-point="0" svg:d="M6794 6151v692" svg:viewBox="0 0 1 693">
            <text:p/>
          </draw:connector>
          <draw:connector draw:style-name="gr9" draw:text-style-name="P6" draw:layer="layout" svg:x1="6.794cm" svg:y1="8.494cm" svg:x2="6.794cm" svg:y2="9.186cm" draw:start-shape="id4" draw:start-glue-point="2" draw:end-shape="id5" draw:end-glue-point="0" svg:d="M6794 8494v692" svg:viewBox="0 0 1 693">
            <text:p/>
          </draw:connector>
          <draw:connector draw:style-name="gr9" draw:text-style-name="P6" draw:layer="layout" svg:x1="6.794cm" svg:y1="10.583cm" svg:x2="6.794cm" svg:y2="11.274cm" draw:start-shape="id5" draw:start-glue-point="2" draw:end-shape="id6" draw:end-glue-point="0" svg:d="M6794 10583v691" svg:viewBox="0 0 1 692">
            <text:p/>
          </draw:connector>
          <draw:connector draw:style-name="gr9" draw:text-style-name="P6" draw:layer="layout" svg:x1="6.794cm" svg:y1="12.163cm" svg:x2="6.794cm" svg:y2="12.854cm" draw:start-shape="id6" draw:start-glue-point="2" draw:end-shape="id7" draw:end-glue-point="0" svg:d="M6794 12163v691" svg:viewBox="0 0 1 692">
            <text:p/>
          </draw:connector>
          <draw:frame draw:style-name="gr10" draw:text-style-name="P7" draw:layer="layout" svg:width="2.826cm" svg:height="0.962cm" svg:x="5.432cm" svg:y="14.586cm">
            <draw:text-box>
              <text:p><text:span text:style-name="T8">test_X()</text:span></text:p>
            </draw:text-box>
          </draw:frame>
        </draw:g>
        <draw:g>
          <draw:custom-shape draw:style-name="gr11" draw:text-style-name="P8" draw:layer="layout" svg:width="9.144cm" svg:height="3.051cm" svg:x="13.208cm" svg:y="0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xml:id="id8" draw:id="id8" draw:layer="layout" svg:width="8.274cm" svg:height="0.511cm" svg:x="13.643cm" svg:y="1.048cm">
            <text:p text:style-name="P9"><text:span text:style-name="T9">CreateSimulationWorksp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xml:id="id9" draw:id="id9" draw:layer="layout" svg:width="2.322cm" svg:height="0.511cm" svg:x="16.619cm" svg:y="1.797cm">
            <text:p text:style-name="P9"><text:span text:style-name="T9">Set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2" xml:id="id10" draw:id="id10" draw:layer="layout" svg:width="6.24cm" svg:height="0.511cm" svg:x="14.66cm" svg:y="2.547cm">
            <text:p text:style-name="P11"><text:span text:style-name="T10">setCrystalStructure(Si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3" draw:layer="layout" svg:width="8.255cm" svg:height="0.842cm" svg:x="13.653cm" svg:y="3.026cm">
            <draw:text-box>
              <text:p text:style-name="P6"><text:span text:style-name="T11">generateSimulatedWorkspace()</text:span></text:p>
            </draw:text-box>
          </draw:frame>
          <draw:connector draw:style-name="gr16" draw:text-style-name="P6" draw:layer="layout" svg:x1="17.78cm" svg:y1="1.559cm" svg:x2="17.78cm" svg:y2="1.797cm" draw:start-shape="id8" draw:start-glue-point="2" draw:end-shape="id9" draw:end-glue-point="0" svg:d="M17780 1559v238" svg:viewBox="0 0 1 239">
            <text:p/>
          </draw:connector>
          <draw:connector draw:style-name="gr17" draw:text-style-name="P6" draw:layer="layout" svg:x1="17.78cm" svg:y1="2.308cm" svg:x2="17.78cm" svg:y2="2.547cm" draw:start-shape="id9" draw:start-glue-point="2" draw:end-shape="id10" draw:end-glue-point="0" svg:d="M17780 2308v239" svg:viewBox="0 0 1 240">
            <text:p/>
          </draw:connector>
        </draw:g>
        <draw:custom-shape draw:style-name="gr18" draw:text-style-name="P14" draw:layer="layout" svg:width="9.144cm" svg:height="2.807cm" svg:x="13.208cm" svg:y="4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11" draw:id="id11" draw:layer="layout" svg:width="7.493cm" svg:height="0.647cm" svg:x="14.034cm" svg:y="4.367cm">
          <text:p text:style-name="P9"><text:span text:style-name="T9">RotateInstrument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12" draw:id="id12" draw:layer="layout" svg:width="7.493cm" svg:height="0.646cm" svg:x="14.034cm" svg:y="5.673cm">
          <text:p text:style-name="P9"><text:span text:style-name="T9">MoveInstrument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5" draw:layer="layout" svg:width="5.027cm" svg:height="0.806cm" svg:x="15.267cm" svg:y="6.306cm">
          <draw:text-box>
            <text:p><text:span text:style-name="T12">adjustComponent()</text:span></text:p>
          </draw:text-box>
        </draw:frame>
        <draw:connector draw:style-name="gr9" draw:text-style-name="P6" draw:layer="layout" svg:x1="17.78cm" svg:y1="5.014cm" svg:x2="17.78cm" svg:y2="5.673cm" draw:start-shape="id11" draw:start-glue-point="2" draw:end-shape="id12" draw:end-glue-point="0" svg:d="M17780 5014v659" svg:viewBox="0 0 1 660">
          <text:p/>
        </draw:connector>
        <draw:g>
          <draw:custom-shape draw:style-name="gr22" draw:text-style-name="P16" draw:layer="layout" svg:width="6.223cm" svg:height="2.159cm" svg:x="14.669cm" svg:y="13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7" draw:layer="layout" svg:width="4.376cm" svg:height="0.806cm" svg:x="15.592cm" svg:y="14.813cm">
            <draw:text-box>
              <text:p><text:span text:style-name="T13">runCalibration()</text:span></text:p>
            </draw:text-box>
          </draw:frame>
          <draw:custom-shape draw:style-name="gr24" draw:text-style-name="P19" draw:layer="layout" svg:width="5.08cm" svg:height="0.889cm" svg:x="15.24cm" svg:y="13.67cm">
            <text:p text:style-name="P18"><text:span text:style-name="T14">SCDCalibratePanels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5" draw:text-style-name="P20" draw:layer="layout" svg:width="9.144cm" svg:height="5.842cm" svg:x="13.208cm" svg:y="7.23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9" xml:id="id13" draw:id="id13" draw:layer="layout" svg:width="5.842cm" svg:height="0.635cm" svg:x="14.541cm" svg:y="8.509cm">
            <text:p text:style-name="P18"><text:span text:style-name="T14">SetGoniometer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9" xml:id="id14" draw:id="id14" draw:layer="layout" svg:width="5.842cm" svg:height="0.635cm" svg:x="14.541cm" svg:y="9.525cm">
            <text:p text:style-name="P18"><text:span text:style-name="T14">PredictPeaks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21" draw:layer="layout" svg:x1="17.462cm" svg:y1="9.144cm" svg:x2="17.462cm" svg:y2="9.525cm" draw:start-shape="id13" draw:start-glue-point="2" draw:end-shape="id14" draw:end-glue-point="0" svg:d="M17462 9144v381" svg:viewBox="0 0 1 382">
            <text:p/>
          </draw:connector>
          <draw:connector draw:style-name="gr9" draw:text-style-name="P21" draw:layer="layout" svg:x1="17.462cm" svg:y1="10.16cm" svg:x2="17.462cm" svg:y2="8.509cm" draw:start-shape="id14" draw:start-glue-point="2" draw:end-shape="id13" draw:end-glue-point="0" svg:d="M17462 10160v500h-3422v-2653h3422v502" svg:viewBox="0 0 3423 2654">
            <text:p/>
          </draw:connector>
          <draw:frame draw:style-name="gr27" draw:text-style-name="P22" draw:layer="layout" svg:width="3.16cm" svg:height="0.806cm" svg:x="14.112cm" svg:y="7.366cm">
            <draw:text-box>
              <text:p><text:span text:style-name="T15">ω</text:span><text:span text:style-name="T16">=(0,180,3)</text:span></text:p>
            </draw:text-box>
          </draw:frame>
          <draw:custom-shape draw:style-name="gr28" draw:text-style-name="P19" xml:id="id15" draw:id="id15" draw:layer="layout" svg:width="6.731cm" svg:height="0.635cm" svg:x="14.097cm" svg:y="11.176cm">
            <text:p text:style-name="P18"><text:span text:style-name="T14">CombinePeaksWorkspaces</text:span></text:p>
            <draw:enhanced-geometry svg:viewBox="0 0 21600 21600" draw:type="rectangle" draw:enhanced-path="M 0 0 L 21600 0 21600 21600 0 21600 0 0 Z N"/>
          </draw:custom-shape>
          <draw:connector draw:style-name="gr9" draw:text-style-name="P21" draw:layer="layout" svg:x1="20.383cm" svg:y1="9.842cm" svg:x2="20.828cm" svg:y2="11.493cm" draw:start-shape="id14" draw:start-glue-point="1" draw:end-shape="id15" draw:end-glue-point="1" svg:d="M20383 9842h945v1651h-500" svg:viewBox="0 0 946 1652">
            <text:p/>
          </draw:connector>
          <draw:frame draw:style-name="gr29" draw:text-style-name="P23" draw:layer="layout" svg:width="9.32cm" svg:height="0.806cm" svg:x="13.081cm" svg:y="12.148cm">
            <draw:text-box>
              <text:p><text:span text:style-name="T17">generateSimulatedPeaksWorkspace()</text:span></text:p>
            </draw:text-box>
          </draw:frame>
        </draw:g>
        <draw:g>
          <draw:custom-shape draw:style-name="gr30" draw:text-style-name="P24" draw:layer="layout" svg:width="18.288cm" svg:height="3.683cm" svg:x="0.762cm" svg:y="16.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9" xml:id="id16" draw:id="id16" draw:layer="layout" svg:width="4.953cm" svg:height="1.143cm" svg:x="1.143cm" svg:y="16.764cm">
            <text:p text:style-name="P18"><text:span text:style-name="T14">LoadParameter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22" xml:id="id17" draw:id="id17" draw:layer="layout" svg:width="3.533cm" svg:height="0.806cm" svg:x="7.723cm" svg:y="16.932cm">
            <draw:text-box>
              <text:p><text:span text:style-name="T18">ws_calibrated</text:span></text:p>
            </draw:text-box>
          </draw:frame>
          <draw:connector draw:style-name="gr9" draw:text-style-name="P21" draw:layer="layout" svg:x1="6.096cm" svg:y1="17.335cm" svg:x2="7.723cm" svg:y2="17.335cm" draw:start-shape="id16" draw:start-glue-point="1" draw:end-shape="id17" draw:end-glue-point="3" svg:d="M6096 17335h1627" svg:viewBox="0 0 1628 1">
            <text:p/>
          </draw:connector>
          <draw:frame draw:style-name="gr33" draw:text-style-name="P22" xml:id="id18" draw:id="id18" draw:layer="layout" svg:width="3.478cm" svg:height="0.806cm" svg:x="7.75cm" svg:y="18.371cm">
            <draw:text-box>
              <text:p><text:span text:style-name="T18">ws_reference</text:span></text:p>
            </draw:text-box>
          </draw:frame>
          <draw:connector draw:style-name="gr34" draw:text-style-name="P21" xml:id="id19" draw:id="id19" draw:layer="layout" svg:x1="11.256cm" svg:y1="17.335cm" svg:x2="11.228cm" svg:y2="18.774cm" draw:start-shape="id17" draw:start-glue-point="1" draw:end-shape="id18" draw:end-glue-point="1" svg:d="M11256 17335h500v1439h-528" svg:viewBox="0 0 529 1440">
            <text:p/>
          </draw:connector>
          <draw:custom-shape draw:style-name="gr35" draw:text-style-name="P26" xml:id="id20" draw:id="id20" draw:layer="layout" svg:width="5.461cm" svg:height="0.889cm" svg:x="13.081cm" svg:y="17.61cm">
            <text:p text:style-name="P25"><text:span text:style-name="T19">compareComponen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21" draw:layer="layout" svg:x1="11.756cm" svg:y1="18.054cm" svg:x2="13.081cm" svg:y2="18.054cm" draw:start-shape="id19" draw:start-glue-point="0" draw:end-shape="id20" draw:end-glue-point="3" svg:d="M11756 18054h1325" svg:viewBox="0 0 1326 1">
            <text:p/>
          </draw:connector>
          <draw:frame draw:style-name="gr36" draw:text-style-name="P28" draw:layer="layout" svg:width="7.051cm" svg:height="0.806cm" svg:x="5.715cm" svg:y="19.387cm">
            <draw:text-box>
              <text:p text:style-name="P27"><text:span text:style-name="T7">validateCalibrationResults()</text:span></text:p>
            </draw:text-box>
          </draw:frame>
        </draw:g>
        <draw:frame draw:style-name="gr37" draw:text-style-name="P29" draw:layer="layout" svg:width="8.202cm" svg:height="1.673cm" svg:x="19.103cm" svg:y="17.631cm">
          <draw:text-box>
            <text:p text:style-name="P6"><text:span text:style-name="T20">SCDCalibratePanels2Test</text:span></text:p>
            <text:p text:style-name="P6"><text:span text:style-name="T20">Overvie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5:59:55.957892865</meta:creation-date>
    <dc:date>2021-02-05T20:30:18.707137108</dc:date>
    <meta:editing-duration>PT4H6M</meta:editing-duration>
    <meta:editing-cycles>17</meta:editing-cycles>
    <meta:generator>LibreOffice/6.4.6.2$Linux_X86_64 LibreOffice_project/40$Build-2</meta:generator>
    <meta:document-statistic meta:object-count="54"/>
  </office:meta>
</office:document-meta>
</file>